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8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800000" style:font-name="Arial" fo:font-size="12pt" style:font-name-asian="Arial" style:font-size-asian="12pt" style:font-name-complex="Arial" style:font-size-complex="12pt"/>
    </style:style>
    <style:style style:name="P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800000" fo:font-size="12pt" style:font-size-asian="12pt" style:font-size-complex="12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New Game: waiting for opponent&gt;</text:p>
      <text:p text:style-name="P2">Wox2 [CZ] shuffles library</text:p>
      <text:p text:style-name="P1">&lt;Wox2 [CZ]&gt; I am ready.</text:p>
      <text:p text:style-name="P2">Wox2 [CZ] draws 0 cards</text:p>
      <text:p text:style-name="P2">A Helpess Scrub shuffles library</text:p>
      <text:p text:style-name="P1">&lt;A Helpess Scrub&gt; I am ready.</text:p>
      <text:p text:style-name="P2">A Helpess Scrub draws 0 cards</text:p>
      <text:p text:style-name="P2">A Helpess Scrub shuffles library</text:p>
      <text:p text:style-name="P1">&lt;A Helpess Scrub&gt; Hey</text:p>
      <text:p text:style-name="P2">A Helpess Scrub shuffles library</text:p>
      <text:p text:style-name="P1">&lt;-------- New Game Started --------&gt;</text:p>
      <text:p text:style-name="P1">&lt;Wox2 [CZ]&gt; hi</text:p>
      <text:p text:style-name="P2">A Helpess Scrub's Security Code: 93D565EA [Type 1.5]</text:p>
      <text:p text:style-name="P2">Wox2 [CZ]'s Security Code: 98F23DF3 [Type 1.5]</text:p>
      <text:p text:style-name="P2">It is now turn 1 (A Helpess Scrub)</text:p>
      <text:p text:style-name="P2">It is now the Beginning Phase, Untap Step</text:p>
      <text:p text:style-name="P2">A Helpess Scrub shuffles library</text:p>
      <text:p text:style-name="P2">A Helpess Scrub shuffles library</text:p>
      <text:p text:style-name="P2">Wox2 [CZ] shuffles library</text:p>
      <text:p text:style-name="P2">Wox2 [CZ] rolled a 13, using a 20 sided die</text:p>
      <text:p text:style-name="P2">Wox2 [CZ] shuffles library</text:p>
      <text:p text:style-name="P2">A Helpess Scrub rolled a 3, using a 20 sided die</text:p>
      <text:p text:style-name="P2">Wox2 [CZ] shuffles library</text:p>
      <text:p text:style-name="P2">A Helpess Scrub shuffles library</text:p>
      <text:p text:style-name="P2">A Helpess Scrub draws a card</text:p>
      <text:p text:style-name="P1">&lt;Wox2 [CZ]&gt; p</text:p>
      <text:p text:style-name="P2">A Helpess Scrub draws a card</text:p>
      <text:p text:style-name="P2">A Helpess Scrub draws a card</text:p>
      <text:p text:style-name="P2">A Helpess Scrub draws a card</text:p>
      <text:p text:style-name="P2">It is now turn 2 (Wox2 [CZ])</text:p>
      <text:p text:style-name="P2">It is now the Beginning Phase, Untap Step</text:p>
      <text:p text:style-name="P2">A Helpess Scrub draws a card</text:p>
      <text:p text:style-name="P2">It is now the Beginning Phase, Upkeep Step</text:p>
      <text:p text:style-name="P2">It is now the Beginning Phase, Draw Step</text:p>
      <text:p text:style-name="P2">A Helpess Scrub draws a card</text:p>
      <text:p text:style-name="P2">It is now the Precombat Main Phase</text:p>
      <text:p text:style-name="P2">Wox2 [CZ] draws a card</text:p>
      <text:p text:style-name="P2">A Helpess Scrub draws a card</text:p>
      <text:p text:style-name="P2">Wox2 [CZ] draws a card</text:p>
      <text:p text:style-name="P2">Wox2 [CZ] draws a card</text:p>
      <text:p text:style-name="P2">Wox2 [CZ] draws a card</text:p>
      <text:p text:style-name="P2">Wox2 [CZ] draws a card</text:p>
      <text:p text:style-name="P2">Wox2 [CZ] draws a card</text:p>
      <text:p text:style-name="P2">Wox2 [CZ] draws a card</text:p>
      <text:p text:style-name="P1">&lt;Wox2 [CZ]&gt; kp</text:p>
      <text:p text:style-name="P2">A Helpess Scrub plays Serum Powder from Hand</text:p>
      <text:p text:style-name="P2">A Helpess Scrub puts Serum Powder to RFG from Play</text:p>
      <text:p text:style-name="P2">A Helpess Scrub moves all cards from Hand to RFG</text:p>
      <text:p text:style-name="P2">A Helpess Scrub moves all cards from Hand to RFG</text:p>
      <text:p text:style-name="P2">A Helpess Scrub moves all cards from Hand to RFG</text:p>
      <text:p text:style-name="P2">A Helpess Scrub moves all cards from Hand to RFG</text:p>
      <text:p text:style-name="P2">A Helpess Scrub moves all cards from Hand to RFG</text:p>
      <text:p text:style-name="P2">A Helpess Scrub moves all cards from Hand to RFG</text:p>
      <text:p text:style-name="P2">A Helpess Scrub draws a card</text:p>
      <text:p text:style-name="P2">A Helpess Scrub draws a card</text:p>
      <text:p text:style-name="P2">A Helpess Scrub draws a card</text:p>
      <text:p text:style-name="P2">A Helpess Scrub draws a card</text:p>
      <text:p text:style-name="P2">A Helpess Scrub draws a card</text:p>
      <text:p text:style-name="P2">A Helpess Scrub draws a card</text:p>
      <text:p text:style-name="P2">A Helpess Scrub draws a card</text:p>
      <text:p text:style-name="P2">A Helpess Scrub plays Serum Powder from Hand</text:p>
      <text:p text:style-name="P2">A Helpess Scrub moves all cards from Hand to RFG</text:p>
      <text:p text:style-name="P2">A Helpess Scrub moves all cards from Hand to RFG</text:p>
      <text:p text:style-name="P2">A Helpess Scrub moves all cards from Hand to RFG</text:p>
      <text:p text:style-name="P2">A Helpess Scrub moves all cards from Hand to RFG</text:p>
      <text:p text:style-name="P2">A Helpess Scrub moves all cards from Hand to RFG</text:p>
      <text:p text:style-name="P2">A Helpess Scrub moves all cards from Hand to RFG</text:p>
      <text:p text:style-name="P2">A Helpess Scrub puts Serum Powder to RFG from Play</text:p>
      <text:p text:style-name="P2">A Helpess Scrub draws a card</text:p>
      <text:p text:style-name="P2">A Helpess Scrub draws a card</text:p>
      <text:p text:style-name="P2">A Helpess Scrub draws a card</text:p>
      <text:p text:style-name="P2">A Helpess Scrub draws a card</text:p>
      <text:p text:style-name="P2">A Helpess Scrub draws a card</text:p>
      <text:p text:style-name="P2">A Helpess Scrub draws a card</text:p>
      <text:p text:style-name="P2">A Helpess Scrub draws a card</text:p>
      <text:p text:style-name="P1">&lt;A Helpess Scrub&gt; kp</text:p>
      <text:p text:style-name="P1">&lt;Wox2 [CZ]&gt; Thinking</text:p>
      <text:p text:style-name="P2">Wox2 [CZ] plays Mox Ruby from Hand</text:p>
      <text:p text:style-name="P2">Wox2 [CZ] plays Chrome Mox from Hand</text:p>
      <text:p text:style-name="P2">Wox2 [CZ] plays Necropotence from Hand</text:p>
      <text:p text:style-name="P2">Wox2 [CZ] puts Necropotence to RFG from Play</text:p>
      <text:p text:style-name="P2">Chrome Mox's note changed: B</text:p>
      <text:p text:style-name="P2">Wox2 [CZ] plays Tolarian Academy from Hand</text:p>
      <text:p text:style-name="P2">Wox2 [CZ] taps Chrome Mox</text:p>
      <text:p text:style-name="P2">Wox2 [CZ] plays Dark Ritual from Hand</text:p>
      <text:p text:style-name="P2">Wox2 [CZ] puts Dark Ritual to Graveyard from Play</text:p>
      <text:p text:style-name="P1">&lt;Wox2 [CZ]&gt; Thinking</text:p>
      <text:p text:style-name="P1">&lt;A Helpess Scrub&gt; ok</text:p>
      <text:p text:style-name="P2">Wox2 [CZ] taps Tolarian Academy</text:p>
      <text:p text:style-name="P2">Wox2 [CZ] plays Memory Jar from Hand</text:p>
      <text:p text:style-name="P1">&lt;A Helpess Scrub&gt; ok</text:p>
      <text:p text:style-name="P2">It is now the End Phase, End Of Turn Step</text:p>
      <text:p text:style-name="P1">&lt;Wox2 [CZ]&gt; End my turn</text:p>
      <text:p text:style-name="P2">It is now turn 3 (A Helpess Scrub)</text:p>
      <text:p text:style-name="P2">It is now the Beginning Phase, Untap Step</text:p>
      <text:p text:style-name="P2">A Helpess Scrub untaps his/her permanents</text:p>
      <text:p text:style-name="P2">It is now the Beginning Phase, Upkeep Step</text:p>
      <text:p text:style-name="P2">It is now the Beginning Phase, Draw Step</text:p>
      <text:p text:style-name="P2">A Helpess Scrub draws a card</text:p>
      <text:p text:style-name="P2">It is now the Precombat Main Phase</text:p>
      <text:p text:style-name="P2">A Helpess Scrub plays Lion's Eye Diamond from Hand</text:p>
      <text:p text:style-name="P1">&lt;A Helpess Scrub&gt; ok?</text:p>
      <text:p text:style-name="P1">&lt;Wox2 [CZ]&gt; Ok</text:p>
      <text:p text:style-name="P2">A Helpess Scrub plays Bazaar of Baghdad from Hand</text:p>
      <text:p text:style-name="P1">&lt;A Helpess Scrub&gt; un sec</text:p>
      <text:p text:style-name="P2">A Helpess Scrub plays Street Wraith from Hand</text:p>
      <text:p text:style-name="P1">&lt;A Helpess Scrub&gt; resp</text:p>
      <text:p text:style-name="P2">A Helpess Scrub's life total is now 18 (-2)</text:p>
      <text:p text:style-name="P2">A Helpess Scrub plays Street Wraith from Hand</text:p>
      <text:p text:style-name="P1">&lt;A Helpess Scrub&gt; resp</text:p>
      <text:p text:style-name="P2">A Helpess Scrub's life total is now 16 (-2)</text:p>
      <text:p text:style-name="P2">A Helpess Scrub taps Lion's Eye Diamond</text:p>
      <text:p text:style-name="P2">A Helpess Scrub plays Sundering Titan from Hand</text:p>
      <text:p text:style-name="P2">A Helpess Scrub plays Narcomoeba from Hand</text:p>
      <text:p text:style-name="P2">A Helpess Scrub plays Golgari Grave-Troll from Hand</text:p>
      <text:p text:style-name="P2">A Helpess Scrub plays Stinkweed Imp from Hand</text:p>
      <text:p text:style-name="P2">A Helpess Scrub puts Sundering Titan to Graveyard from Play</text:p>
      <text:p text:style-name="P2">A Helpess Scrub puts Narcomoeba to Graveyard from Play</text:p>
      <text:p text:style-name="P2">A Helpess Scrub puts Golgari Grave-Troll to Graveyard from Play</text:p>
      <text:p text:style-name="P2">A Helpess Scrub puts Stinkweed Imp to Graveyard from Play</text:p>
      <text:p text:style-name="P2">A Helpess Scrub puts Street Wraith to Graveyard from Play</text:p>
      <text:p text:style-name="P2">A Helpess Scrub puts Golgari Grave-Troll into play from Graveyard</text:p>
      <text:p text:style-name="P2">A Helpess Scrub puts Ichorid into play from Library</text:p>
      <text:p text:style-name="P2">A Helpess Scrub puts Stinkweed Imp into play from Library</text:p>
      <text:p text:style-name="P2">A Helpess Scrub puts Bazaar of Baghdad into play from Library</text:p>
      <text:p text:style-name="P2">A Helpess Scrub puts Flame-Kin Zealot into play from Library</text:p>
      <text:p text:style-name="P2">A Helpess Scrub puts Ichorid into play from Library</text:p>
      <text:p text:style-name="P2">A Helpess Scrub puts Narcomoeba into play from Library</text:p>
      <text:p text:style-name="P2">A Helpess Scrub puts Ichorid to Graveyard from Play</text:p>
      <text:p text:style-name="P2">A Helpess Scrub puts Stinkweed Imp to Graveyard from Play</text:p>
      <text:p text:style-name="P2">A Helpess Scrub puts Bazaar of Baghdad to Graveyard from Play</text:p>
      <text:p text:style-name="P2">A Helpess Scrub puts Flame-Kin Zealot to Graveyard from Play</text:p>
      <text:p text:style-name="P2">A Helpess Scrub puts Ichorid to Graveyard from Play</text:p>
      <text:p text:style-name="P2">A Helpess Scrub puts Golgari Grave-Troll to Hand from Play</text:p>
      <text:p text:style-name="P2">A Helpess Scrub taps Bazaar of Baghdad</text:p>
      <text:p text:style-name="P2">A Helpess Scrub puts Lion's Eye Diamond to Graveyard from Play</text:p>
      <text:p text:style-name="P2">A Helpess Scrub puts Stinkweed Imp into play from Graveyard</text:p>
      <text:p text:style-name="P2">A Helpess Scrub puts Chalice of the Void into play from Library</text:p>
      <text:p text:style-name="P2">A Helpess Scrub puts Bridge from Below into play from Library</text:p>
      <text:p text:style-name="P2">A Helpess Scrub puts Bazaar of Baghdad into play from Library</text:p>
      <text:p text:style-name="P2">A Helpess Scrub puts Dread Return into play from Library</text:p>
      <text:p text:style-name="P2">A Helpess Scrub puts Leyline of the Void into play from Library</text:p>
      <text:p text:style-name="P2">A Helpess Scrub puts Chalice of the Void to Graveyard from Play</text:p>
      <text:p text:style-name="P2">A Helpess Scrub puts Bridge from Below to Graveyard from Play</text:p>
      <text:p text:style-name="P2">A Helpess Scrub puts Bazaar of Baghdad to Graveyard from Play</text:p>
      <text:p text:style-name="P2">A Helpess Scrub puts Dread Return to Graveyard from Play</text:p>
      <text:p text:style-name="P2">A Helpess Scrub puts Leyline of the Void to Graveyard from Play</text:p>
      <text:p text:style-name="P2">A Helpess Scrub puts Stinkweed Imp to Hand from Play</text:p>
      <text:p text:style-name="P2">A Helpess Scrub puts Stinkweed Imp into play from Graveyard</text:p>
      <text:p text:style-name="P2">A Helpess Scrub puts Chalice of the Void into play from Library</text:p>
      <text:p text:style-name="P2">A Helpess Scrub puts Leyline of the Void into play from Library</text:p>
      <text:p text:style-name="P2">A Helpess Scrub puts Street Wraith into play from Library</text:p>
      <text:p text:style-name="P2">A Helpess Scrub puts Serum Powder into play from Library</text:p>
      <text:p text:style-name="P2">A Helpess Scrub puts Dread Return into play from Library</text:p>
      <text:p text:style-name="P2">A Helpess Scrub puts Chalice of the Void to Graveyard from Play</text:p>
      <text:p text:style-name="P2">A Helpess Scrub puts Leyline of the Void to Graveyard from Play</text:p>
      <text:p text:style-name="P2">A Helpess Scrub puts Street Wraith to Graveyard from Play</text:p>
      <text:p text:style-name="P2">A Helpess Scrub puts Serum Powder to Graveyard from Play</text:p>
      <text:p text:style-name="P2">A Helpess Scrub puts Dread Return to Graveyard from Play</text:p>
      <text:p text:style-name="P2">A Helpess Scrub puts Stinkweed Imp to Hand from Play</text:p>
      <text:p text:style-name="P2">A Helpess Scrub puts Stinkweed Imp to Graveyard from Hand</text:p>
      <text:p text:style-name="P2">A Helpess Scrub puts Stinkweed Imp to Graveyard from Hand</text:p>
      <text:p text:style-name="P2">A Helpess Scrub puts Golgari Grave-Troll to Graveyard from Hand</text:p>
      <text:p text:style-name="P1">&lt;A Helpess Scrub&gt; now last wraith resolves</text:p>
      <text:p text:style-name="P2">A Helpess Scrub puts Golgari Grave-Troll into play from Graveyard</text:p>
      <text:p text:style-name="P1">&lt;Wox2 [CZ]&gt; Ok</text:p>
      <text:p text:style-name="P2">A Helpess Scrub puts Dread Return into play from Library</text:p>
      <text:p text:style-name="P2">A Helpess Scrub puts Street Wraith into play from Library</text:p>
      <text:p text:style-name="P2">A Helpess Scrub puts Bridge from Below into play from Library</text:p>
      <text:p text:style-name="P2">A Helpess Scrub puts Golgari Grave-Troll into play from Library</text:p>
      <text:p text:style-name="P2">A Helpess Scrub puts Golgari Grave-Troll into play from Library</text:p>
      <text:p text:style-name="P2">A Helpess Scrub puts Bazaar of Baghdad into play from Library</text:p>
      <text:p text:style-name="P2">A Helpess Scrub puts Golgari Grave-Troll to Hand from Play</text:p>
      <text:p text:style-name="P2">A Helpess Scrub puts Dread Return to Graveyard from Play</text:p>
      <text:p text:style-name="P2">A Helpess Scrub puts Street Wraith to Graveyard from Play</text:p>
      <text:p text:style-name="P2">A Helpess Scrub puts Bridge from Below to Graveyard from Play</text:p>
      <text:p text:style-name="P2">A Helpess Scrub puts Golgari Grave-Troll to Graveyard from Play</text:p>
      <text:p text:style-name="P2">A Helpess Scrub puts Golgari Grave-Troll to Graveyard from Play</text:p>
      <text:p text:style-name="P2">A Helpess Scrub puts Bazaar of Baghdad to Graveyard from Play</text:p>
      <text:p text:style-name="P2">A Helpess Scrub puts Street Wraith to Graveyard from Play</text:p>
      <text:p text:style-name="P2">It is now the End Phase, Cleanup Step</text:p>
      <text:p text:style-name="P1">&lt;A Helpess Scrub&gt; End my turn</text:p>
      <text:p text:style-name="P2">It is now turn 4 (Wox2 [CZ])</text:p>
      <text:p text:style-name="P2">It is now the Beginning Phase, Untap Step</text:p>
      <text:p text:style-name="P2">Wox2 [CZ] untaps his/her permanents</text:p>
      <text:p text:style-name="P2">It is now the Beginning Phase, Upkeep Step</text:p>
      <text:p text:style-name="P2">Wox2 [CZ] taps Memory Jar</text:p>
      <text:p text:style-name="P2">Wox2 [CZ] plays a facedown card from Hand</text:p>
      <text:p text:style-name="P2">Wox2 [CZ] puts Memory Jar to Graveyard from Play</text:p>
      <text:p text:style-name="P2">A Helpess Scrub plays a facedown card from Hand</text:p>
      <text:p text:style-name="P2">Wox2 [CZ] draws a card</text:p>
      <text:p text:style-name="P2">A Helpess Scrub puts Golgari Grave-Troll into play from Graveyard</text:p>
      <text:p text:style-name="P2">Wox2 [CZ] draws a card</text:p>
      <text:p text:style-name="P2">Wox2 [CZ] draws a card</text:p>
      <text:p text:style-name="P2">A Helpess Scrub puts Bridge from Below into play from Library</text:p>
      <text:p text:style-name="P2">A Helpess Scrub puts Golgari Thug into play from Library</text:p>
      <text:p text:style-name="P2">A Helpess Scrub puts Stinkweed Imp into play from Library</text:p>
      <text:p text:style-name="P2">A Helpess Scrub puts Leyline of the Void into play from Library</text:p>
      <text:p text:style-name="P2">A Helpess Scrub puts Golgari Thug into play from Library</text:p>
      <text:p text:style-name="P2">A Helpess Scrub puts Golgari Thug into play from Library</text:p>
      <text:p text:style-name="P2">Wox2 [CZ] draws a card</text:p>
      <text:p text:style-name="P2">Wox2 [CZ] draws a card</text:p>
      <text:p text:style-name="P2">Wox2 [CZ] draws a card</text:p>
      <text:p text:style-name="P2">A Helpess Scrub puts Bridge from Below to Graveyard from Play</text:p>
      <text:p text:style-name="P2">A Helpess Scrub puts Golgari Thug to Graveyard from Play</text:p>
      <text:p text:style-name="P2">A Helpess Scrub puts Stinkweed Imp to Graveyard from Play</text:p>
      <text:p text:style-name="P2">A Helpess Scrub puts Leyline of the Void to Graveyard from Play</text:p>
      <text:p text:style-name="P2">A Helpess Scrub puts Golgari Thug to Graveyard from Play</text:p>
      <text:p text:style-name="P2">A Helpess Scrub puts Golgari Thug to Graveyard from Play</text:p>
      <text:p text:style-name="P2">Wox2 [CZ] draws a card</text:p>
      <text:p text:style-name="P2">A Helpess Scrub puts Golgari Grave-Troll to Hand from Play</text:p>
      <text:p text:style-name="P2">A Helpess Scrub draws a card</text:p>
      <text:p text:style-name="P2">A Helpess Scrub draws a card</text:p>
      <text:p text:style-name="P2">A Helpess Scrub draws a card</text:p>
      <text:p text:style-name="P2">A Helpess Scrub draws a card</text:p>
      <text:p text:style-name="P2">A Helpess Scrub draws a card</text:p>
      <text:p text:style-name="P2">A Helpess Scrub draws a card</text:p>
      <text:p text:style-name="P2">It is now the Beginning Phase, Draw Step</text:p>
      <text:p text:style-name="P2">Wox2 [CZ] draws a card</text:p>
      <text:p text:style-name="P2">It is now the Precombat Main Phase</text:p>
      <text:p text:style-name="P1">&lt;Wox2 [CZ]&gt; hmm</text:p>
      <text:p text:style-name="P2">Wox2 [CZ] plays Island from Hand</text:p>
      <text:p text:style-name="P2">Wox2 [CZ] plays Mox Jet from Hand</text:p>
      <text:p text:style-name="P2">Wox2 [CZ] puts a 0/0 stormcount token into play</text:p>
      <text:p text:style-name="P2">stormcount now has 1 (+1) counters.</text:p>
      <text:p text:style-name="P2">Wox2 [CZ] taps Mox Jet</text:p>
      <text:p text:style-name="P2">Wox2 [CZ] plays Dark Ritual from Hand</text:p>
      <text:p text:style-name="P2">stormcount now has 2 (+1) counters.</text:p>
      <text:p text:style-name="P2">Wox2 [CZ] puts Dark Ritual to Graveyard from Play</text:p>
      <text:p text:style-name="P2">Wox2 [CZ] plays Mana Vault from Hand</text:p>
      <text:p text:style-name="P2">Wox2 [CZ] taps Mox Ruby</text:p>
      <text:p text:style-name="P2">stormcount now has 3 (+1) counters.</text:p>
      <text:p text:style-name="P1">&lt;Wox2 [CZ]&gt; Thinking</text:p>
      <text:p text:style-name="P1">&lt;A Helpess Scrub&gt; k</text:p>
      <text:p text:style-name="P2">Wox2 [CZ] plays Grim Tutor from Hand</text:p>
      <text:p text:style-name="P2">Wox2 [CZ] taps Mana Vault</text:p>
      <text:p text:style-name="P1">&lt;A Helpess Scrub&gt; if i die to a whel of fortune</text:p>
      <text:p text:style-name="P2">stormcount now has 4 (+1) counters.</text:p>
      <text:p text:style-name="P1">&lt;A Helpess Scrub&gt; i'm gonna have to laugh</text:p>
      <text:p text:style-name="P2">Wox2 [CZ] reveals a Ancestral Recall</text:p>
      <text:p text:style-name="P1">&lt;Wox2 [CZ]&gt; no</text:p>
      <text:p text:style-name="P1">&lt;Wox2 [CZ]&gt; to recall</text:p>
      <text:p text:style-name="P1">&lt;A Helpess Scrub&gt; hehe</text:p>
      <text:p text:style-name="P1">&lt;Wox2 [CZ]&gt; or memory jar</text:p>
      <text:p text:style-name="P1">&lt;A Helpess Scrub&gt; i'll live next turn</text:p>
      <text:p text:style-name="P1">&lt;Wox2 [CZ]&gt; choose one</text:p>
      <text:p text:style-name="P2">Wox2 [CZ] reveals a Duress</text:p>
      <text:p text:style-name="P2">Wox2 [CZ] reveals a Yawgmoth's Will</text:p>
      <text:p text:style-name="P1">&lt;A Helpess Scrub&gt; right</text:p>
      <text:p text:style-name="P1">&lt;A Helpess Scrub&gt; hehe</text:p>
      <text:p text:style-name="P2">Wox2 [CZ] is looking its Library...</text:p>
      <text:p text:style-name="P1">&lt;A Helpess Scrub&gt; i geuss i had the TOO explosive hand hehe</text:p>
      <text:p text:style-name="P1">&lt;Wox2 [CZ]&gt; :-)</text:p>
      <text:p text:style-name="P1">&lt;Opponent is requesting a new game&gt;</text:p>
      <text:p text:style-name="P2">A Helpess Scrub shuffles library</text:p>
      <text:p text:style-name="P1">&lt;A Helpess Scrub&gt; I am ready.</text:p>
      <text:p text:style-name="P2">A Helpess Scrub draws 0 cards</text:p>
      <text:p text:style-name="P2">shuffles library</text:p>
      <text:p text:style-name="P2">stops looking its Library...</text:p>
      <text:p text:style-name="P2">Wox2 [CZ] shuffles library</text:p>
      <text:p text:style-name="P1">&lt;Wox2 [CZ]&gt; I am ready.</text:p>
      <text:p text:style-name="P2">Wox2 [CZ] draws 0 cards</text:p>
      <text:p text:style-name="P2">Wox2 [CZ] shuffles library</text:p>
      <text:p text:style-name="P1">&lt;-------- New Game Started --------&gt;</text:p>
      <text:p text:style-name="P2">A Helpess Scrub's Security Code: 93D565EA [Type 1.5]</text:p>
      <text:p text:style-name="P2">Wox2 [CZ]'s Security Code: 98F23DF3 [Type 1.5]</text:p>
      <text:p text:style-name="P2">It is now turn 1 (Wox2 [CZ])</text:p>
      <text:p text:style-name="P2">It is now the Beginning Phase, Untap Step</text:p>
      <text:p text:style-name="P2">A Helpess Scrub shuffles library</text:p>
      <text:p text:style-name="P2">Wox2 [CZ] shuffles library</text:p>
      <text:p text:style-name="P2">Wox2 [CZ] shuffles library</text:p>
      <text:p text:style-name="P2">A Helpess Scrub shuffles library</text:p>
      <text:p text:style-name="P2">It is now turn 2 (A Helpess Scrub)</text:p>
      <text:p text:style-name="P2">It is now the Beginning Phase, Untap Step</text:p>
      <text:p text:style-name="P2">It is now the Beginning Phase, Upkeep Step</text:p>
      <text:p text:style-name="P2">It is now the Beginning Phase, Draw Step</text:p>
      <text:p text:style-name="P1">&lt;A Helpess Scrub&gt; p</text:p>
      <text:p text:style-name="P2">It is now the Precombat Main Phase</text:p>
      <text:p text:style-name="P2">Wox2 [CZ] shuffles library</text:p>
      <text:p text:style-name="P2">A Helpess Scrub shuffles library</text:p>
      <text:p text:style-name="P2">A Helpess Scrub shuffles library</text:p>
      <text:p text:style-name="P2">A Helpess Scrub draws a card</text:p>
      <text:p text:style-name="P2">A Helpess Scrub draws a card</text:p>
      <text:p text:style-name="P1">&lt;Wox2 [CZ]&gt; sure</text:p>
      <text:p text:style-name="P2">A Helpess Scrub draws a card</text:p>
      <text:p text:style-name="P2">A Helpess Scrub draws a card</text:p>
      <text:p text:style-name="P2">A Helpess Scrub draws a card</text:p>
      <text:p text:style-name="P2">Wox2 [CZ] shuffles library</text:p>
      <text:p text:style-name="P2">A Helpess Scrub draws a card</text:p>
      <text:p text:style-name="P2">Wox2 [CZ] draws a card</text:p>
      <text:p text:style-name="P2">Wox2 [CZ] draws a card</text:p>
      <text:p text:style-name="P2">Wox2 [CZ] draws a card</text:p>
      <text:p text:style-name="P2">Wox2 [CZ] draws a card</text:p>
      <text:p text:style-name="P2">A Helpess Scrub draws a card</text:p>
      <text:p text:style-name="P2">Wox2 [CZ] draws a card</text:p>
      <text:p text:style-name="P2">Wox2 [CZ] draws a card</text:p>
      <text:p text:style-name="P2">Wox2 [CZ] draws a card</text:p>
      <text:p text:style-name="P2">A Helpess Scrub takes a mulligan</text:p>
      <text:p text:style-name="P2">A Helpess Scrub plays Serum Powder from Hand</text:p>
      <text:p text:style-name="P2">A Helpess Scrub puts Serum Powder to RFG from Play</text:p>
      <text:p text:style-name="P2">A Helpess Scrub moves all cards from Hand to RFG</text:p>
      <text:p text:style-name="P2">A Helpess Scrub moves all cards from Hand to RFG</text:p>
      <text:p text:style-name="P2">A Helpess Scrub moves all cards from Hand to RFG</text:p>
      <text:p text:style-name="P2">A Helpess Scrub moves all cards from Hand to RFG</text:p>
      <text:p text:style-name="P2">A Helpess Scrub moves all cards from Hand to RFG</text:p>
      <text:p text:style-name="P2">A Helpess Scrub draws a card</text:p>
      <text:p text:style-name="P2">A Helpess Scrub draws a card</text:p>
      <text:p text:style-name="P2">A Helpess Scrub draws a card</text:p>
      <text:p text:style-name="P2">A Helpess Scrub draws a card</text:p>
      <text:p text:style-name="P2">A Helpess Scrub draws a card</text:p>
      <text:p text:style-name="P2">A Helpess Scrub draws a card</text:p>
      <text:p text:style-name="P2">A Helpess Scrub plays Serum Powder from Hand</text:p>
      <text:p text:style-name="P2">A Helpess Scrub puts Serum Powder to RFG from Play</text:p>
      <text:p text:style-name="P2">A Helpess Scrub moves all cards from Hand to RFG</text:p>
      <text:p text:style-name="P2">A Helpess Scrub moves all cards from Hand to RFG</text:p>
      <text:p text:style-name="P2">A Helpess Scrub moves all cards from Hand to RFG</text:p>
      <text:p text:style-name="P2">A Helpess Scrub moves all cards from Hand to RFG</text:p>
      <text:p text:style-name="P2">A Helpess Scrub moves all cards from Hand to RFG</text:p>
      <text:p text:style-name="P2">A Helpess Scrub draws a card</text:p>
      <text:p text:style-name="P2">A Helpess Scrub draws a card</text:p>
      <text:p text:style-name="P2">A Helpess Scrub draws a card</text:p>
      <text:p text:style-name="P2">A Helpess Scrub draws a card</text:p>
      <text:p text:style-name="P2">A Helpess Scrub draws a card</text:p>
      <text:p text:style-name="P2">A Helpess Scrub draws a card</text:p>
      <text:p text:style-name="P2">A Helpess Scrub takes a mulligan</text:p>
      <text:p text:style-name="P2">A Helpess Scrub takes a mulligan</text:p>
      <text:p text:style-name="P1">&lt;A Helpess Scrub&gt; lol</text:p>
      <text:p text:style-name="P1">&lt;A Helpess Scrub&gt; not my day for finding bazaars</text:p>
      <text:p text:style-name="P1">&lt;A Helpess Scrub&gt; kp</text:p>
      <text:p text:style-name="P1">&lt;Wox2 [CZ]&gt; I mulled to one yesterday with ichorid</text:p>
      <text:p text:style-name="P2">A Helpess Scrub plays Leyline of the Void from Hand</text:p>
      <text:p text:style-name="P1">&lt;Wox2 [CZ]&gt; without any bazaar</text:p>
      <text:p text:style-name="P1">&lt;Wox2 [CZ]&gt; ok</text:p>
      <text:p text:style-name="P2">A Helpess Scrub plays Lion's Eye Diamond from Hand</text:p>
      <text:p text:style-name="P2">A Helpess Scrub taps Lion's Eye Diamond</text:p>
      <text:p text:style-name="P2">A Helpess Scrub's life total is now 17 (-3)</text:p>
      <text:p text:style-name="P2">A Helpess Scrub plays Golgari Grave-Troll from Hand</text:p>
      <text:p text:style-name="P2">A Helpess Scrub plays Nether Shadow from Hand</text:p>
      <text:p text:style-name="P2">A Helpess Scrub puts Nether Shadow to Graveyard from Play</text:p>
      <text:p text:style-name="P2">A Helpess Scrub puts Golgari Grave-Troll to Graveyard from Play</text:p>
      <text:p text:style-name="P2">A Helpess Scrub puts Lion's Eye Diamond to Graveyard from Play</text:p>
      <text:p text:style-name="P2">It is now the End Phase, Cleanup Step</text:p>
      <text:p text:style-name="P1">&lt;A Helpess Scrub&gt; End my turn</text:p>
      <text:p text:style-name="P2">It is now turn 3 (Wox2 [CZ])</text:p>
      <text:p text:style-name="P2">It is now the Beginning Phase, Untap Step</text:p>
      <text:p text:style-name="P2">It is now the Beginning Phase, Draw Step</text:p>
      <text:p text:style-name="P2">Wox2 [CZ] draws a card</text:p>
      <text:p text:style-name="P2">It is now the Precombat Main Phase</text:p>
      <text:p text:style-name="P1">&lt;Wox2 [CZ]&gt; Thinking</text:p>
      <text:p text:style-name="P1">&lt;Wox2 [CZ]&gt; I know</text:p>
      <text:p text:style-name="P2">Wox2 [CZ] plays Flooded Strand from Hand</text:p>
      <text:p text:style-name="P1">&lt;Wox2 [CZ]&gt; Thinking</text:p>
      <text:p text:style-name="P1">&lt;A Helpess Scrub&gt; no rush</text:p>
      <text:p text:style-name="P2">Wox2 [CZ] taps Flooded Strand</text:p>
      <text:p text:style-name="P2">Wox2 [CZ] puts Flooded Strand to RFG from Play</text:p>
      <text:p text:style-name="P2">Wox2 [CZ]'s life total is now 19 (-1)</text:p>
      <text:p text:style-name="P2">Wox2 [CZ] is looking its Library...</text:p>
      <text:p text:style-name="P2">Wox2 [CZ] puts Underground Sea into play from Library</text:p>
      <text:p text:style-name="P2">Wox2 [CZ] shuffles library</text:p>
      <text:p text:style-name="P2">Wox2 [CZ] stops looking its Library...</text:p>
      <text:p text:style-name="P2">Wox2 [CZ] plays Mana Crypt from Hand</text:p>
      <text:p text:style-name="P2">Wox2 [CZ] puts a 0/0 stormcount token into play</text:p>
      <text:p text:style-name="P2">stormcount now has 1 (+1) counters.</text:p>
      <text:p text:style-name="P2">Wox2 [CZ] plays Black Lotus from Hand</text:p>
      <text:p text:style-name="P2">stormcount now has 2 (+1) counters.</text:p>
      <text:p text:style-name="P2">Wox2 [CZ] plays Chain of Vapor from Hand</text:p>
      <text:p text:style-name="P2">Wox2 [CZ] taps Underground Sea</text:p>
      <text:p text:style-name="P2">stormcount now has 3 (+1) counters.</text:p>
      <text:p text:style-name="P1">&lt;Wox2 [CZ]&gt; Thinking</text:p>
      <text:p text:style-name="P2">A Helpess Scrub puts Leyline of the Void to Hand from Play</text:p>
      <text:p text:style-name="P1">&lt;Wox2 [CZ]&gt; Wait!</text:p>
      <text:p text:style-name="P2">A Helpess Scrub plays Leyline of the Void from Hand</text:p>
      <text:p text:style-name="P1">&lt;A Helpess Scrub&gt; getting some</text:p>
      <text:p text:style-name="P2">Wox2 [CZ] taps Mana Crypt</text:p>
      <text:p text:style-name="P1">&lt;A Helpess Scrub&gt; mana/storm off it?</text:p>
      <text:p text:style-name="P2">Wox2 [CZ] reveals a Dark Ritual</text:p>
      <text:p text:style-name="P2">Wox2 [CZ] reveals a Chrome Mox</text:p>
      <text:p text:style-name="P2">Wox2 [CZ] reveals a Grim Tutor</text:p>
      <text:p text:style-name="P2">Wox2 [CZ] reveals a Cabal Ritual</text:p>
      <text:p text:style-name="P2">Wox2 [CZ] puts Mana Crypt to Hand from Play</text:p>
      <text:p text:style-name="P1">&lt;A Helpess Scrub&gt; yeah</text:p>
      <text:p text:style-name="P2">Wox2 [CZ] puts Underground Sea to RFG from Play</text:p>
      <text:p text:style-name="P1">&lt;A Helpess Scrub&gt; that's rather letha;</text:p>
      <text:p text:style-name="P2">Wox2 [CZ] puts Black Lotus to Hand from Play</text:p>
      <text:p text:style-name="P2">Wox2 [CZ] plays Mana Crypt from Hand</text:p>
      <text:p text:style-name="P2">Wox2 [CZ] plays Black Lotus from Hand</text:p>
      <text:p text:style-name="P2">Wox2 [CZ] plays Chrome Mox from Hand</text:p>
      <text:p text:style-name="P2">stormcount now has 4 (+1) counters.</text:p>
      <text:p text:style-name="P2">stormcount now has 5 (+1) counters.</text:p>
      <text:p text:style-name="P2">stormcount now has 6 (+1) counters.</text:p>
      <text:p text:style-name="P2">Wox2 [CZ] puts Chain of Vapor to RFG from Play</text:p>
      <text:p text:style-name="P2">Wox2 [CZ] taps Black Lotus</text:p>
      <text:p text:style-name="P1">&lt;A Helpess Scrub&gt; GG</text:p>
      <text:p text:style-name="P2">Wox2 [CZ] puts Black Lotus to RFG from Play</text:p>
      <text:p text:style-name="P1">&lt;Wox2 [CZ]&gt; gg</text:p>
      <text:p text:style-name="P1">&lt;Wox2 [CZ]&gt; g3?</text:p>
      <text:p text:style-name="P1">&lt;A Helpess Scrub&gt; heh</text:p>
      <text:p text:style-name="P1">&lt;A Helpess Scrub&gt; not my day</text:p>
      <text:p text:style-name="P1">&lt;A Helpess Scrub&gt; sure</text:p>
      <text:p text:style-name="P1">&lt;Opponent is requesting a new game&gt;</text:p>
      <text:p text:style-name="P2">A Helpess Scrub shuffles library</text:p>
      <text:p text:style-name="P1">&lt;A Helpess Scrub&gt; I am ready.</text:p>
      <text:p text:style-name="P2">A Helpess Scrub draws 0 cards</text:p>
      <text:p text:style-name="P2">A Helpess Scrub shuffles library</text:p>
      <text:p text:style-name="P2">A Helpess Scrub shuffles library</text:p>
      <text:p text:style-name="P2">A Helpess Scrub shuffles library</text:p>
      <text:p text:style-name="P1">&lt;&gt; when I play ichorid...</text:p>
      <text:p text:style-name="P1">&lt;&gt; all days are not mine</text:p>
      <text:p text:style-name="P2">Wox2 [CZ] shuffles library</text:p>
      <text:p text:style-name="P1">&lt;Wox2 [CZ]&gt; I am ready.</text:p>
      <text:p text:style-name="P2">Wox2 [CZ] draws 0 cards</text:p>
      <text:p text:style-name="P1">&lt;A Helpess Scrub&gt; hehe</text:p>
      <text:p text:style-name="P1">&lt;-------- New Game Started --------&gt;</text:p>
      <text:p text:style-name="P2">Wox2 [CZ] shuffles library</text:p>
      <text:p text:style-name="P2">A Helpess Scrub's Security Code: 93D565EA [Type 1.5]</text:p>
      <text:p text:style-name="P2">Wox2 [CZ]'s Security Code: 98F23DF3 [Type 1.5]</text:p>
      <text:p text:style-name="P2">It is now turn 1 (Wox2 [CZ])</text:p>
      <text:p text:style-name="P2">It is now the Beginning Phase, Untap Step</text:p>
      <text:p text:style-name="P2">Wox2 [CZ] shuffles library</text:p>
      <text:p text:style-name="P2">It is now turn 2 (A Helpess Scrub)</text:p>
      <text:p text:style-name="P2">It is now the Beginning Phase, Untap Step</text:p>
      <text:p text:style-name="P2">Wox2 [CZ] shuffles library</text:p>
      <text:p text:style-name="P2">It is now the Beginning Phase, Upkeep Step</text:p>
      <text:p text:style-name="P2">It is now the Beginning Phase, Draw Step</text:p>
      <text:p text:style-name="P2">It is now the Precombat Main Phase</text:p>
      <text:p text:style-name="P2">Wox2 [CZ] shuffles library</text:p>
      <text:p text:style-name="P2">Wox2 [CZ] draws a card</text:p>
      <text:p text:style-name="P2">Wox2 [CZ] draws a card</text:p>
      <text:p text:style-name="P1">&lt;A Helpess Scrub&gt; nah i've been having a good run today</text:p>
      <text:p text:style-name="P2">Wox2 [CZ] draws a card</text:p>
      <text:p text:style-name="P2">A Helpess Scrub rolled a 8, using a 20 sided die</text:p>
      <text:p text:style-name="P2">Wox2 [CZ] draws a card</text:p>
      <text:p text:style-name="P1">&lt;A Helpess Scrub&gt; since it's not match roll on it</text:p>
      <text:p text:style-name="P2">Wox2 [CZ] rolled a 7, using a 20 sided die</text:p>
      <text:p text:style-name="P1">&lt;A Helpess Scrub&gt; p</text:p>
      <text:p text:style-name="P2">A Helpess Scrub draws a card</text:p>
      <text:p text:style-name="P2">A Helpess Scrub draws a card</text:p>
      <text:p text:style-name="P2">A Helpess Scrub draws a card</text:p>
      <text:p text:style-name="P2">Wox2 [CZ] draws a card</text:p>
      <text:p text:style-name="P2">A Helpess Scrub draws a card</text:p>
      <text:p text:style-name="P2">A Helpess Scrub draws a card</text:p>
      <text:p text:style-name="P2">Wox2 [CZ] draws a card</text:p>
      <text:p text:style-name="P2">A Helpess Scrub draws a card</text:p>
      <text:p text:style-name="P2">Wox2 [CZ] draws a card</text:p>
      <text:p text:style-name="P2">A Helpess Scrub draws a card</text:p>
      <text:p text:style-name="P2">A Helpess Scrub takes a mulligan</text:p>
      <text:p text:style-name="P2">A Helpess Scrub takes a mulligan</text:p>
      <text:p text:style-name="P1">&lt;A Helpess Scrub&gt; lol</text:p>
      <text:p text:style-name="P1">&lt;A Helpess Scrub&gt; ftw?</text:p>
      <text:p text:style-name="P1">&lt;A Helpess Scrub&gt; kp</text:p>
      <text:p text:style-name="P1">&lt;Wox2 [CZ]&gt; kp</text:p>
      <text:p text:style-name="P2">A Helpess Scrub plays Leyline of the Void from Hand</text:p>
      <text:p text:style-name="P2">A Helpess Scrub plays Lion's Eye Diamond from Hand</text:p>
      <text:p text:style-name="P2">A Helpess Scrub taps Lion's Eye Diamond</text:p>
      <text:p text:style-name="P2">A Helpess Scrub's life total is now 17 (-3)</text:p>
      <text:p text:style-name="P1">&lt;Wox2 [CZ]&gt; LOL</text:p>
      <text:p text:style-name="P2">A Helpess Scrub plays Golgari Grave-Troll from Hand</text:p>
      <text:p text:style-name="P2">A Helpess Scrub plays Golgari Thug from Hand</text:p>
      <text:p text:style-name="P2">A Helpess Scrub plays Flame-Kin Zealot from Hand</text:p>
      <text:p text:style-name="P2">A Helpess Scrub puts Golgari Grave-Troll to Graveyard from Play</text:p>
      <text:p text:style-name="P2">A Helpess Scrub puts Golgari Thug to Graveyard from Play</text:p>
      <text:p text:style-name="P2">A Helpess Scrub puts Flame-Kin Zealot to Graveyard from Play</text:p>
      <text:p text:style-name="P2">A Helpess Scrub puts Lion's Eye Diamond to Graveyard from Play</text:p>
      <text:p text:style-name="P2">It is now the End Phase, Cleanup Step</text:p>
      <text:p text:style-name="P1">&lt;A Helpess Scrub&gt; End my turn</text:p>
      <text:p text:style-name="P2">It is now turn 3 (Wox2 [CZ])</text:p>
      <text:p text:style-name="P2">It is now the Beginning Phase, Untap Step</text:p>
      <text:p text:style-name="P2">It is now the Beginning Phase, Draw Step</text:p>
      <text:p text:style-name="P1">&lt;A Helpess Scrub&gt; some days</text:p>
      <text:p text:style-name="P2">Wox2 [CZ] draws a card</text:p>
      <text:p text:style-name="P2">It is now the Precombat Main Phase</text:p>
      <text:p text:style-name="P1">&lt;A Helpess Scrub&gt; are just not my day</text:p>
      <text:p text:style-name="P1">&lt;Wox2 [CZ]&gt; Thinking</text:p>
      <text:p text:style-name="P2">Wox2 [CZ] plays Underground Sea from Hand</text:p>
      <text:p text:style-name="P2">Wox2 [CZ] plays Mox Ruby from Hand</text:p>
      <text:p text:style-name="P2">Wox2 [CZ] taps Mox Ruby</text:p>
      <text:p text:style-name="P2">Wox2 [CZ] taps Underground Sea</text:p>
      <text:p text:style-name="P2">Wox2 [CZ] plays Cabal Ritual from Hand</text:p>
      <text:p text:style-name="P2">Wox2 [CZ] plays Infernal Contract from Hand</text:p>
      <text:p text:style-name="P2">Wox2 [CZ] puts Infernal Contract to Graveyard from Play</text:p>
      <text:p text:style-name="P2">Wox2 [CZ] puts Cabal Ritual to Graveyard from Play</text:p>
      <text:p text:style-name="P2">Wox2 [CZ] draws a card</text:p>
      <text:p text:style-name="P2">Wox2 [CZ] draws a card</text:p>
      <text:p text:style-name="P2">Wox2 [CZ] draws a card</text:p>
      <text:p text:style-name="P2">Wox2 [CZ] draws a card</text:p>
      <text:p text:style-name="P2">It is now the End Phase, End Of Turn Step</text:p>
      <text:p text:style-name="P1">&lt;Wox2 [CZ]&gt; Thinking</text:p>
      <text:p text:style-name="P1">&lt;A Helpess Scrub&gt; 10</text:p>
      <text:p text:style-name="P2">Wox2 [CZ]'s life total is now 10 (-10)</text:p>
      <text:p text:style-name="P2">Wox2 [CZ] puts Brainstorm to RFG from Hand</text:p>
      <text:p text:style-name="P2">Wox2 [CZ] puts Cabal Ritual to RFG from Graveyard</text:p>
      <text:p text:style-name="P2">Wox2 [CZ] puts Infernal Contract to RFG from Graveyard</text:p>
      <text:p text:style-name="P1">&lt;Wox2 [CZ]&gt; End my turn</text:p>
      <text:p text:style-name="P2">It is now turn 4 (A Helpess Scrub)</text:p>
      <text:p text:style-name="P2">It is now the Beginning Phase, Untap Step</text:p>
      <text:p text:style-name="P2">A Helpess Scrub untaps his/her permanents</text:p>
      <text:p text:style-name="P2">It is now the Beginning Phase, Upkeep Step</text:p>
      <text:p text:style-name="P2">It is now the Beginning Phase, Draw Step</text:p>
      <text:p text:style-name="P2">A Helpess Scrub puts Golgari Grave-Troll into play from Graveyard</text:p>
      <text:p text:style-name="P2">A Helpess Scrub puts Golgari Thug into play from Library</text:p>
      <text:p text:style-name="P2">A Helpess Scrub puts Leyline of the Void into play from Library</text:p>
      <text:p text:style-name="P2">A Helpess Scrub puts Bridge from Below into play from Library</text:p>
      <text:p text:style-name="P2">A Helpess Scrub puts Bazaar of Baghdad into play from Library</text:p>
      <text:p text:style-name="P2">A Helpess Scrub puts Serum Powder into play from Library</text:p>
      <text:p text:style-name="P2">A Helpess Scrub puts Cabal Therapy into play from Library</text:p>
      <text:p text:style-name="P2">A Helpess Scrub puts Golgari Thug to Graveyard from Play</text:p>
      <text:p text:style-name="P2">A Helpess Scrub puts Leyline of the Void to Graveyard from Play</text:p>
      <text:p text:style-name="P2">A Helpess Scrub puts Bridge from Below to Graveyard from Play</text:p>
      <text:p text:style-name="P2">A Helpess Scrub puts Bazaar of Baghdad to Graveyard from Play</text:p>
      <text:p text:style-name="P2">A Helpess Scrub puts Serum Powder to Graveyard from Play</text:p>
      <text:p text:style-name="P2">A Helpess Scrub puts Cabal Therapy to Graveyard from Play</text:p>
      <text:p text:style-name="P2">A Helpess Scrub puts Golgari Grave-Troll to Hand from Play</text:p>
      <text:p text:style-name="P2">It is now the End Phase, Cleanup Step</text:p>
      <text:p text:style-name="P1">&lt;A Helpess Scrub&gt; End my turn</text:p>
      <text:p text:style-name="P2">It is now turn 5 (Wox2 [CZ])</text:p>
      <text:p text:style-name="P2">It is now the Beginning Phase, Untap Step</text:p>
      <text:p text:style-name="P2">Wox2 [CZ] untaps his/her permanents</text:p>
      <text:p text:style-name="P2">It is now the Beginning Phase, Upkeep Step</text:p>
      <text:p text:style-name="P2">It is now the Beginning Phase, Draw Step</text:p>
      <text:p text:style-name="P2">Wox2 [CZ] draws a card</text:p>
      <text:p text:style-name="P2">It is now the Precombat Main Phase</text:p>
      <text:p text:style-name="P1">&lt;Wox2 [CZ]&gt; Thinking</text:p>
      <text:p text:style-name="P2">Wox2 [CZ] taps Underground Sea</text:p>
      <text:p text:style-name="P2">Wox2 [CZ] plays Brainstorm from Hand</text:p>
      <text:p text:style-name="P1">&lt;A Helpess Scrub&gt; hehe, i got Bridge and therapy but no narc</text:p>
      <text:p text:style-name="P2">Wox2 [CZ] draws a card</text:p>
      <text:p text:style-name="P2">Wox2 [CZ] draws a card</text:p>
      <text:p text:style-name="P2">Wox2 [CZ] draws a card</text:p>
      <text:p text:style-name="P1">&lt;A Helpess Scrub&gt; only 2/3rds of my christmas list</text:p>
      <text:p text:style-name="P1">&lt;Wox2 [CZ]&gt; :-)</text:p>
      <text:p text:style-name="P1">&lt;Wox2 [CZ]&gt; Thinking</text:p>
      <text:p text:style-name="P2">Wox2 [CZ] puts a card on top of Library from Hand</text:p>
      <text:p text:style-name="P2">Wox2 [CZ] draws a card</text:p>
      <text:p text:style-name="P2">Wox2 [CZ] puts a card on top of Library from Hand</text:p>
      <text:p text:style-name="P2">Wox2 [CZ] puts a card on top of Library from Hand</text:p>
      <text:p text:style-name="P2">Wox2 [CZ] puts Brainstorm to RFG from Play</text:p>
      <text:p text:style-name="P2">Wox2 [CZ] plays Polluted Delta from Hand</text:p>
      <text:p text:style-name="P2">Wox2 [CZ] taps Polluted Delta</text:p>
      <text:p text:style-name="P2">Wox2 [CZ] puts Polluted Delta to RFG from Play</text:p>
      <text:p text:style-name="P2">Wox2 [CZ]'s life total is now 9 (-1)</text:p>
      <text:p text:style-name="P2">Wox2 [CZ] is looking its Library...</text:p>
      <text:p text:style-name="P2">Wox2 [CZ] puts Underground Sea into play from Library</text:p>
      <text:p text:style-name="P2">Wox2 [CZ] shuffles library</text:p>
      <text:p text:style-name="P2">Wox2 [CZ] stops looking its Library...</text:p>
      <text:p text:style-name="P2">Wox2 [CZ] taps Mox Ruby</text:p>
      <text:p text:style-name="P2">Wox2 [CZ] plays Sol Ring from Hand</text:p>
      <text:p text:style-name="P2">Wox2 [CZ] puts a 0/0 stormcount token into play</text:p>
      <text:p text:style-name="P2">stormcount now has 1 (+1) counters.</text:p>
      <text:p text:style-name="P2">stormcount now has 2 (+1) counters.</text:p>
      <text:p text:style-name="P2">stormcount now has 3 (+1) counters.</text:p>
      <text:p text:style-name="P2">Wox2 [CZ] taps Sol Ring</text:p>
      <text:p text:style-name="P2">Wox2 [CZ] plays Mana Vault from Hand</text:p>
      <text:p text:style-name="P2">stormcount now has 4 (+1) counters.</text:p>
      <text:p text:style-name="P2">Wox2 [CZ] taps Underground Sea</text:p>
      <text:p text:style-name="P2">Wox2 [CZ] plays Dark Ritual from Hand</text:p>
      <text:p text:style-name="P2">stormcount now has 5 (+1) counters.</text:p>
      <text:p text:style-name="P2">Wox2 [CZ] puts Dark Ritual to RFG from Play</text:p>
      <text:p text:style-name="P2">Wox2 [CZ] taps Mana Vault</text:p>
      <text:p text:style-name="P2">Wox2 [CZ] plays Yawgmoth's Bargain from Hand</text:p>
      <text:p text:style-name="P1">&lt;A Helpess Scrub&gt; hehe</text:p>
      <text:p text:style-name="P2">stormcount now has 6 (+1) counters.</text:p>
      <text:p text:style-name="P1">&lt;A Helpess Scrub&gt; playing close</text:p>
      <text:p text:style-name="P1">&lt;Wox2 [CZ]&gt; 8 should be enough</text:p>
      <text:p text:style-name="P2">Wox2 [CZ]'s life total is now 8 (-1)</text:p>
      <text:p text:style-name="P2">Wox2 [CZ] draws a card</text:p>
      <text:p text:style-name="P1">&lt;A Helpess Scrub&gt; go for it</text:p>
      <text:p text:style-name="P2">Wox2 [CZ]'s life total is now 7 (-1)</text:p>
      <text:p text:style-name="P2">Wox2 [CZ] draws a card</text:p>
      <text:p text:style-name="P2">Wox2 [CZ]'s life total is now 6 (-1)</text:p>
      <text:p text:style-name="P2">Wox2 [CZ] draws a card</text:p>
      <text:p text:style-name="P2">Wox2 [CZ]'s life total is now 5 (-1)</text:p>
      <text:p text:style-name="P2">Wox2 [CZ] draws a card</text:p>
      <text:p text:style-name="P2">Wox2 [CZ]'s life total is now 4 (-1)</text:p>
      <text:p text:style-name="P2">Wox2 [CZ] draws a card</text:p>
      <text:p text:style-name="P2">Wox2 [CZ]'s life total is now 3 (-1)</text:p>
      <text:p text:style-name="P2">Wox2 [CZ] draws a card</text:p>
      <text:p text:style-name="P1">&lt;Wox2 [CZ]&gt; Thinking</text:p>
      <text:p text:style-name="P2">Wox2 [CZ]'s life total is now 2 (-1)</text:p>
      <text:p text:style-name="P2">Wox2 [CZ] draws a card</text:p>
      <text:p text:style-name="P1">&lt;Wox2 [CZ]&gt; Ok</text:p>
      <text:p text:style-name="P1">&lt;Wox2 [CZ]&gt; no fun with deck</text:p>
      <text:p text:style-name="P2">Wox2 [CZ]'s life total is now 1 (-1)</text:p>
      <text:p text:style-name="P2">It is now the End Phase, End Of Turn Step</text:p>
      <text:p text:style-name="P2">Wox2 [CZ] destroys <text:s/>token stormcount</text:p>
      <text:p text:style-name="P1">&lt;A Helpess Scrub&gt; heh</text:p>
      <text:p text:style-name="P2">Wox2 [CZ] puts Polluted Delta to RFG from Hand</text:p>
      <text:p text:style-name="P2">Wox2 [CZ] puts Polluted Delta to RFG from Hand</text:p>
      <text:p text:style-name="P2">Wox2 [CZ] puts Brainstorm to RFG from Hand</text:p>
      <text:p text:style-name="P1">&lt;Wox2 [CZ]&gt; End my turn</text:p>
      <text:p text:style-name="P1">&lt;A Helpess Scrub&gt; lotta discarding lol</text:p>
      <text:p text:style-name="P2">It is now turn 6 (A Helpess Scrub)</text:p>
      <text:p text:style-name="P2">It is now the Beginning Phase, Untap Step</text:p>
      <text:p text:style-name="P2">A Helpess Scrub untaps his/her permanents</text:p>
      <text:p text:style-name="P2">It is now the Beginning Phase, Upkeep Step</text:p>
      <text:p text:style-name="P2">It is now the Beginning Phase, Draw Step</text:p>
      <text:p text:style-name="P2">A Helpess Scrub puts Golgari Thug into play from Graveyard</text:p>
      <text:p text:style-name="P2">A Helpess Scrub puts Nether Shadow into play from Library</text:p>
      <text:p text:style-name="P2">A Helpess Scrub puts Cabal Therapy into play from Library</text:p>
      <text:p text:style-name="P2">A Helpess Scrub puts Street Wraith into play from Library</text:p>
      <text:p text:style-name="P2">A Helpess Scrub puts Nether Shadow into play from Library</text:p>
      <text:p text:style-name="P2">A Helpess Scrub puts Nether Shadow to Graveyard from Play</text:p>
      <text:p text:style-name="P2">A Helpess Scrub puts Nether Shadow to Graveyard from Play</text:p>
      <text:p text:style-name="P2">A Helpess Scrub puts Cabal Therapy to Graveyard from Play</text:p>
      <text:p text:style-name="P2">A Helpess Scrub puts Street Wraith to Graveyard from Play</text:p>
      <text:p text:style-name="P2">A Helpess Scrub puts Golgari Thug to Hand from Play</text:p>
      <text:p text:style-name="P2">It is now the End Phase, Cleanup Step</text:p>
      <text:p text:style-name="P2">Wox2 [CZ] reveals a Mystical Tutor</text:p>
      <text:p text:style-name="P2">Wox2 [CZ] reveals a Tendrils of Agony</text:p>
      <text:p text:style-name="P2">Wox2 [CZ] reveals a Windfall</text:p>
      <text:p text:style-name="P2">Wox2 [CZ] reveals a Cabal Ritual</text:p>
      <text:p text:style-name="P2">Wox2 [CZ] reveals a Underground Sea</text:p>
      <text:p text:style-name="P2">Wox2 [CZ] reveals a Grim Tutor</text:p>
      <text:p text:style-name="P2">Wox2 [CZ] reveals a Timetwister</text:p>
      <text:p text:style-name="P1">&lt;A Helpess Scrub&gt; End my turn</text:p>
      <text:p text:style-name="P1">&lt;Wox2 [CZ]&gt; discarding is still not so bad</text:p>
      <text:p text:style-name="P2">It is now turn 7 (Wox2 [CZ])</text:p>
      <text:p text:style-name="P2">It is now the Beginning Phase, Untap Step</text:p>
      <text:p text:style-name="P2">Wox2 [CZ] untaps his/her permanents</text:p>
      <text:p text:style-name="P2">It is now the Beginning Phase, Upkeep Step</text:p>
      <text:p text:style-name="P2">It is now the Precombat Main Phase</text:p>
      <text:p text:style-name="P1">&lt;Wox2 [CZ]&gt; Thinking</text:p>
      <text:p text:style-name="P2">Wox2 [CZ] plays Underground Sea from Hand</text:p>
      <text:p text:style-name="P1">&lt;Wox2 [CZ]&gt; wow</text:p>
      <text:p text:style-name="P1">&lt;A Helpess Scrub&gt; vault</text:p>
      <text:p text:style-name="P1">&lt;Wox2 [CZ]&gt; I am so asleep...</text:p>
      <text:p text:style-name="P1">&lt;A Helpess Scrub&gt; hehe</text:p>
      <text:p text:style-name="P1">&lt;A Helpess Scrub&gt; i just noticed that</text:p>
      <text:p text:style-name="P1">&lt;Wox2 [CZ]&gt; Thinking</text:p>
      <text:p text:style-name="P1">&lt;A Helpess Scrub&gt; wait</text:p>
      <text:p text:style-name="P1">&lt;A Helpess Scrub&gt; i think you</text:p>
      <text:p text:style-name="P1">&lt;A Helpess Scrub&gt; died to vault heh</text:p>
      <text:p text:style-name="P1">&lt;Wox2 [CZ]&gt; no</text:p>
      <text:p text:style-name="P1">&lt;Wox2 [CZ]&gt; I was thinking about plan</text:p>
      <text:p text:style-name="P1">&lt;Wox2 [CZ]&gt; damage is in draw</text:p>
      <text:p text:style-name="P1">&lt;A Helpess Scrub&gt; ah right</text:p>
      <text:p text:style-name="P1">&lt;Wox2 [CZ]&gt; I skip draw</text:p>
      <text:p text:style-name="P2">Wox2 [CZ] taps Sol Ring</text:p>
      <text:p text:style-name="P2">Wox2 [CZ] taps Underground Sea</text:p>
      <text:p text:style-name="P1">&lt;A Helpess Scrub&gt; wow</text:p>
      <text:p text:style-name="P2">Wox2 [CZ] plays Cabal Ritual from Hand</text:p>
      <text:p text:style-name="P1">&lt;A Helpess Scrub&gt; always thought that was an upkeep trigger</text:p>
      <text:p text:style-name="P2">Wox2 [CZ] puts Cabal Ritual to RFG from Play</text:p>
      <text:p text:style-name="P1">&lt;Wox2 [CZ]&gt; no</text:p>
      <text:p text:style-name="P2">Wox2 [CZ] puts a 0/0 stormcount token into play</text:p>
      <text:p text:style-name="P2">stormcount now has 1 (+1) counters.</text:p>
      <text:p text:style-name="P1">&lt;Wox2 [CZ]&gt; Thinking</text:p>
      <text:p text:style-name="P1">&lt;Wox2 [CZ]&gt; wow</text:p>
      <text:p text:style-name="P1">&lt;Wox2 [CZ]&gt; this seems really funny</text:p>
      <text:p text:style-name="P2">Wox2 [CZ] plays Windfall from Hand</text:p>
      <text:p text:style-name="P2">Wox2 [CZ] taps Underground Sea</text:p>
      <text:p text:style-name="P2">Wox2 [CZ] taps Mox Ruby</text:p>
      <text:p text:style-name="P2">stormcount now has 2 (+1) counters.</text:p>
      <text:p text:style-name="P2">A Helpess Scrub puts Golgari Grave-Troll to Graveyard from Hand</text:p>
      <text:p text:style-name="P2">A Helpess Scrub puts Golgari Thug to Graveyard from Hand</text:p>
      <text:p text:style-name="P2">Wox2 [CZ] puts Windfall to Hand from Play</text:p>
      <text:p text:style-name="P1">&lt;Wox2 [CZ]&gt; Wait!</text:p>
      <text:p text:style-name="P2">Wox2 [CZ] plays Timetwister from Hand</text:p>
      <text:p text:style-name="P2">A Helpess Scrub puts Golgari Grave-Troll into play from Graveyard</text:p>
      <text:p text:style-name="P2">A Helpess Scrub puts Golgari Grave-Troll to Graveyard from Play</text:p>
      <text:p text:style-name="P1">&lt;Wox2 [CZ]&gt; this one</text:p>
      <text:p text:style-name="P1">&lt;A Helpess Scrub&gt; haha</text:p>
      <text:p text:style-name="P1">&lt;A Helpess Scrub&gt; i was like</text:p>
      <text:p text:style-name="P1">&lt;A Helpess Scrub&gt; yeah i can rock that</text:p>
      <text:p text:style-name="P2">Wox2 [CZ] puts a card on top of Library from Hand</text:p>
      <text:p text:style-name="P2">Wox2 [CZ] puts a card on top of Library from Hand</text:p>
      <text:p text:style-name="P2">Wox2 [CZ] puts a card on top of Library from Hand</text:p>
      <text:p text:style-name="P2">Wox2 [CZ] puts a card on top of Library from Hand</text:p>
      <text:p text:style-name="P2">A Helpess Scrub moves all cards from Graveyard to Library</text:p>
      <text:p text:style-name="P2">A Helpess Scrub moves all cards from Graveyard to Library</text:p>
      <text:p text:style-name="P2">A Helpess Scrub moves all cards from Graveyard to Library</text:p>
      <text:p text:style-name="P2">A Helpess Scrub moves all cards from Graveyard to Library</text:p>
      <text:p text:style-name="P2">A Helpess Scrub moves all cards from Graveyard to Library</text:p>
      <text:p text:style-name="P2">A Helpess Scrub moves all cards from Graveyard to Library</text:p>
      <text:p text:style-name="P2">A Helpess Scrub moves all cards from Graveyard to Library</text:p>
      <text:p text:style-name="P2">A Helpess Scrub moves all cards from Graveyard to Library</text:p>
      <text:p text:style-name="P2">A Helpess Scrub moves all cards from Graveyard to Library</text:p>
      <text:p text:style-name="P2">A Helpess Scrub moves all cards from Graveyard to Library</text:p>
      <text:p text:style-name="P2">A Helpess Scrub moves all cards from Graveyard to Library</text:p>
      <text:p text:style-name="P2">A Helpess Scrub moves all cards from Graveyard to Library</text:p>
      <text:p text:style-name="P2">A Helpess Scrub moves all cards from Graveyard to Library</text:p>
      <text:p text:style-name="P2">A Helpess Scrub moves all cards from Graveyard to Library</text:p>
      <text:p text:style-name="P2">A Helpess Scrub shuffles library</text:p>
      <text:p text:style-name="P2">A Helpess Scrub shuffles library</text:p>
      <text:p text:style-name="P2">A Helpess Scrub shuffles library</text:p>
      <text:p text:style-name="P2">Wox2 [CZ] shuffles library</text:p>
      <text:p text:style-name="P2">Wox2 [CZ] shuffles library</text:p>
      <text:p text:style-name="P2">A Helpess Scrub draws a card</text:p>
      <text:p text:style-name="P2">A Helpess Scrub draws a card</text:p>
      <text:p text:style-name="P2">Wox2 [CZ] shuffles library</text:p>
      <text:p text:style-name="P2">A Helpess Scrub draws a card</text:p>
      <text:p text:style-name="P2">A Helpess Scrub draws a card</text:p>
      <text:p text:style-name="P2">A Helpess Scrub draws a card</text:p>
      <text:p text:style-name="P2">Wox2 [CZ] shuffles library</text:p>
      <text:p text:style-name="P2">A Helpess Scrub draws a card</text:p>
      <text:p text:style-name="P2">Wox2 [CZ] draws a card</text:p>
      <text:p text:style-name="P2">A Helpess Scrub draws a card</text:p>
      <text:p text:style-name="P2">Wox2 [CZ] draws a card</text:p>
      <text:p text:style-name="P2">Wox2 [CZ] draws a card</text:p>
      <text:p text:style-name="P2">Wox2 [CZ] draws a card</text:p>
      <text:p text:style-name="P2">Wox2 [CZ] draws a card</text:p>
      <text:p text:style-name="P2">Wox2 [CZ] draws a card</text:p>
      <text:p text:style-name="P2">Wox2 [CZ] draws a card</text:p>
      <text:p text:style-name="P1">&lt;A Helpess Scrub&gt; seen worse</text:p>
      <text:p text:style-name="P2">Wox2 [CZ] puts Timetwister to RFG from Play</text:p>
      <text:p text:style-name="P2">Wox2 [CZ] plays Mana Crypt from Hand</text:p>
      <text:p text:style-name="P2">stormcount now has 3 (+1) counters.</text:p>
      <text:p text:style-name="P1">&lt;Wox2 [CZ]&gt; Thinking</text:p>
      <text:p text:style-name="P2">Wox2 [CZ] taps Underground Sea</text:p>
      <text:p text:style-name="P2">Wox2 [CZ] taps Mana Crypt</text:p>
      <text:p text:style-name="P2">Wox2 [CZ] plays Tinker from Hand</text:p>
      <text:p text:style-name="P2">Wox2 [CZ] puts Sol Ring to RFG from Play</text:p>
      <text:p text:style-name="P2">Wox2 [CZ] is looking its Library...</text:p>
      <text:p text:style-name="P2">stormcount now has 4 (+1) counters.</text:p>
      <text:p text:style-name="P1">&lt;Wox2 [CZ]&gt; Thinking</text:p>
      <text:p text:style-name="P1">&lt;A Helpess Scrub&gt; why ring not vault, just curious?</text:p>
      <text:p text:style-name="P1">&lt;Wox2 [CZ]&gt; because</text:p>
      <text:p text:style-name="P1">&lt;Wox2 [CZ]&gt; if I don´t kill you now...</text:p>
      <text:p text:style-name="P1">&lt;Wox2 [CZ]&gt; I die</text:p>
      <text:p text:style-name="P1">&lt;Wox2 [CZ]&gt; ring is one mana</text:p>
      <text:p text:style-name="P1">&lt;Wox2 [CZ]&gt; vault two</text:p>
      <text:p text:style-name="P1">&lt;Wox2 [CZ]&gt; Thinking</text:p>
      <text:p text:style-name="P2">Wox2 [CZ] puts Black Lotus into play from Library</text:p>
      <text:p text:style-name="P2">Wox2 [CZ] shuffles library</text:p>
      <text:p text:style-name="P2">Wox2 [CZ] stops looking its Library...</text:p>
      <text:p text:style-name="P2">Wox2 [CZ] puts Tinker to RFG from Play</text:p>
      <text:p text:style-name="P2">Wox2 [CZ] taps Black Lotus</text:p>
      <text:p text:style-name="P2">Wox2 [CZ] puts Black Lotus to RFG from Play</text:p>
      <text:p text:style-name="P2">Wox2 [CZ] plays Chain of Vapor from Hand</text:p>
      <text:p text:style-name="P2">stormcount now has 5 (+1) counters.</text:p>
      <text:p text:style-name="P1">&lt;Wox2 [CZ]&gt; like in this way</text:p>
      <text:p text:style-name="P1">&lt;A Helpess Scrub&gt; lotus for?</text:p>
      <text:p text:style-name="P2">Wox2 [CZ] puts Mana Crypt to Hand from Play</text:p>
      <text:p text:style-name="P1">&lt;Wox2 [CZ]&gt; blue</text:p>
      <text:p text:style-name="P1">&lt;A Helpess Scrub&gt; k</text:p>
      <text:p text:style-name="P2">Wox2 [CZ] puts Underground Sea to RFG from Play</text:p>
      <text:p text:style-name="P2">Wox2 [CZ] puts Mox Ruby to Hand from Play</text:p>
      <text:p text:style-name="P2">Wox2 [CZ] puts Underground Sea to RFG from Play</text:p>
      <text:p text:style-name="P2">Wox2 [CZ] puts Mana Vault to Hand from Play</text:p>
      <text:p text:style-name="P2">Wox2 [CZ] puts Chain of Vapor to RFG from Play</text:p>
      <text:p text:style-name="P1">&lt;A Helpess Scrub&gt; ah</text:p>
      <text:p text:style-name="P1">&lt;A Helpess Scrub&gt; that's why hehe</text:p>
      <text:p text:style-name="P2">Wox2 [CZ] plays Mox Ruby from Hand</text:p>
      <text:p text:style-name="P2">stormcount now has 6 (+1) counters.</text:p>
      <text:p text:style-name="P2">Wox2 [CZ] taps Mox Ruby</text:p>
      <text:p text:style-name="P2">Wox2 [CZ] plays Mana Vault from Hand</text:p>
      <text:p text:style-name="P2">stormcount now has 7 (+1) counters.</text:p>
      <text:p text:style-name="P2">Wox2 [CZ] plays Mana Crypt from Hand</text:p>
      <text:p text:style-name="P2">stormcount now has 8 (+1) counters.</text:p>
      <text:p text:style-name="P2">Wox2 [CZ] plays Windfall from Hand</text:p>
      <text:p text:style-name="P2">Wox2 [CZ] taps Mana Crypt</text:p>
      <text:p text:style-name="P2">stormcount now has 9 (+1) counters.</text:p>
      <text:p text:style-name="P2">Wox2 [CZ] puts Grim Tutor to RFG from Hand</text:p>
      <text:p text:style-name="P2">Wox2 [CZ] puts Duress to RFG from Hand</text:p>
      <text:p text:style-name="P2">Wox2 [CZ] puts Polluted Delta to RFG from Hand</text:p>
      <text:p text:style-name="P2">Wox2 [CZ] draws a card</text:p>
      <text:p text:style-name="P2">Wox2 [CZ] draws a card</text:p>
      <text:p text:style-name="P2">Wox2 [CZ] draws a card</text:p>
      <text:p text:style-name="P2">Wox2 [CZ] draws a card</text:p>
      <text:p text:style-name="P2">Wox2 [CZ] draws a card</text:p>
      <text:p text:style-name="P2">Wox2 [CZ] draws a card</text:p>
      <text:p text:style-name="P2">Wox2 [CZ] draws a card</text:p>
      <text:p text:style-name="P2">A Helpess Scrub moves all cards from Hand to Graveyard</text:p>
      <text:p text:style-name="P2">A Helpess Scrub moves all cards from Hand to Graveyard</text:p>
      <text:p text:style-name="P2">A Helpess Scrub moves all cards from Hand to Graveyard</text:p>
      <text:p text:style-name="P2">A Helpess Scrub moves all cards from Hand to Graveyard</text:p>
      <text:p text:style-name="P2">A Helpess Scrub moves all cards from Hand to Graveyard</text:p>
      <text:p text:style-name="P2">A Helpess Scrub moves all cards from Hand to Graveyard</text:p>
      <text:p text:style-name="P2">A Helpess Scrub moves all cards from Hand to Graveyard</text:p>
      <text:p text:style-name="P2">A Helpess Scrub puts Golgari Thug into play from Graveyard</text:p>
      <text:p text:style-name="P2">Wox2 [CZ] puts Windfall to RFG from Play</text:p>
      <text:p text:style-name="P2">A Helpess Scrub puts Serum Powder into play from Library</text:p>
      <text:p text:style-name="P2">A Helpess Scrub puts Bridge from Below into play from Library</text:p>
      <text:p text:style-name="P2">A Helpess Scrub puts Nether Shadow into play from Library</text:p>
      <text:p text:style-name="P2">A Helpess Scrub puts Bazaar of Baghdad into play from Library</text:p>
      <text:p text:style-name="P2">A Helpess Scrub puts Serum Powder to Graveyard from Play</text:p>
      <text:p text:style-name="P2">A Helpess Scrub puts Bridge from Below to Graveyard from Play</text:p>
      <text:p text:style-name="P2">A Helpess Scrub puts Nether Shadow to Graveyard from Play</text:p>
      <text:p text:style-name="P2">A Helpess Scrub puts Bazaar of Baghdad to Graveyard from Play</text:p>
      <text:p text:style-name="P2">A Helpess Scrub puts Golgari Thug to Hand from Play</text:p>
      <text:p text:style-name="P2">A Helpess Scrub puts Golgari Thug into play from Graveyard</text:p>
      <text:p text:style-name="P2">A Helpess Scrub puts Stinkweed Imp into play from Library</text:p>
      <text:p text:style-name="P2">A Helpess Scrub puts Leyline of the Void into play from Library</text:p>
      <text:p text:style-name="P2">A Helpess Scrub puts Dread Return into play from Library</text:p>
      <text:p text:style-name="P2">A Helpess Scrub puts Chalice of the Void into play from Library</text:p>
      <text:p text:style-name="P1">&lt;Wox2 [CZ]&gt; Thinking</text:p>
      <text:p text:style-name="P2">A Helpess Scrub puts Stinkweed Imp to Graveyard from Play</text:p>
      <text:p text:style-name="P2">A Helpess Scrub puts Leyline of the Void to Graveyard from Play</text:p>
      <text:p text:style-name="P2">A Helpess Scrub puts Dread Return to Graveyard from Play</text:p>
      <text:p text:style-name="P2">A Helpess Scrub puts Chalice of the Void to Graveyard from Play</text:p>
      <text:p text:style-name="P2">A Helpess Scrub puts Golgari Thug to Hand from Play</text:p>
      <text:p text:style-name="P2">A Helpess Scrub puts Stinkweed Imp into play from Graveyard</text:p>
      <text:p text:style-name="P2">A Helpess Scrub puts Serum Powder into play from Library</text:p>
      <text:p text:style-name="P2">Wox2 [CZ] plays Demonic Tutor from Hand</text:p>
      <text:p text:style-name="P2">A Helpess Scrub puts Stinkweed Imp into play from Library</text:p>
      <text:p text:style-name="P2">stormcount now has 10 (+1) counters.</text:p>
      <text:p text:style-name="P2">Wox2 [CZ] reveals a Chain of Vapor</text:p>
      <text:p text:style-name="P2">Wox2 [CZ] reveals a Tolarian Academy</text:p>
      <text:p text:style-name="P2">Wox2 [CZ] reveals a Brainstorm</text:p>
      <text:p text:style-name="P2">Wox2 [CZ] reveals a Chrome Mox</text:p>
      <text:p text:style-name="P2">Wox2 [CZ] reveals a Mind's Desire</text:p>
      <text:p text:style-name="P2">Wox2 [CZ] reveals a Cabal Ritual</text:p>
      <text:p text:style-name="P2">A Helpess Scrub puts Golgari Grave-Troll into play from Library</text:p>
      <text:p text:style-name="P1">&lt;Wox2 [CZ]&gt; Desire is slow</text:p>
      <text:p text:style-name="P1">&lt;A Helpess Scrub&gt; lol</text:p>
      <text:p text:style-name="P1">&lt;A Helpess Scrub&gt; do you have a land drop yet?</text:p>
      <text:p text:style-name="P2">A Helpess Scrub puts Narcomoeba into play from Library</text:p>
      <text:p text:style-name="P2">A Helpess Scrub puts Shambling Shell into play from Library</text:p>
      <text:p text:style-name="P1">&lt;Wox2 [CZ]&gt; yes</text:p>
      <text:p text:style-name="P2">A Helpess Scrub puts Serum Powder to Graveyard from Play</text:p>
      <text:p text:style-name="P1">&lt;Wox2 [CZ]&gt; I think I did</text:p>
      <text:p text:style-name="P2">A Helpess Scrub puts Stinkweed Imp to Graveyard from Play</text:p>
      <text:p text:style-name="P2">A Helpess Scrub puts Golgari Grave-Troll to Graveyard from Play</text:p>
      <text:p text:style-name="P2">A Helpess Scrub puts Shambling Shell to Graveyard from Play</text:p>
      <text:p text:style-name="P1">&lt;Wox2 [CZ]&gt; but chrome</text:p>
      <text:p text:style-name="P2">Wox2 [CZ] puts Demonic Tutor to Hand from Play</text:p>
      <text:p text:style-name="P2">Wox2 [CZ] plays Chrome Mox from Hand</text:p>
      <text:p text:style-name="P2">Wox2 [CZ] plays Brainstorm from Hand</text:p>
      <text:p text:style-name="P2">Wox2 [CZ] puts Brainstorm to RFG from Play</text:p>
      <text:p text:style-name="P2">Chrome Mox's note changed: U</text:p>
      <text:p text:style-name="P2">Wox2 [CZ] plays Cabal Ritual from Hand</text:p>
      <text:p text:style-name="P2">Wox2 [CZ] taps Mana Vault</text:p>
      <text:p text:style-name="P2">stormcount now has 11 (+1) counters.</text:p>
      <text:p text:style-name="P2">Wox2 [CZ] puts Cabal Ritual to RFG from Play</text:p>
      <text:p text:style-name="P2">Wox2 [CZ] plays Mind's Desire from Hand</text:p>
      <text:p text:style-name="P2">A Helpess Scrub puts Stinkweed Imp to Hand from Play</text:p>
      <text:p text:style-name="P2">Wox2 [CZ] taps Chrome Mox</text:p>
      <text:p text:style-name="P2">stormcount now has 12 (+1) counters.</text:p>
      <text:p text:style-name="P1">&lt;Wox2 [CZ]&gt; 12</text:p>
      <text:p text:style-name="P2">Wox2 [CZ] shuffles library</text:p>
      <text:p text:style-name="P2">Wox2 [CZ] shuffles library</text:p>
      <text:p text:style-name="P1">&lt;A Helpess Scrub&gt; heh peel em to be sure</text:p>
      <text:p text:style-name="P2">Wox2 [CZ] puts Duress into play from Library</text:p>
      <text:p text:style-name="P2">Wox2 [CZ] shuffles library</text:p>
      <text:p text:style-name="P2">A Helpess Scrub draws a card</text:p>
      <text:p text:style-name="P2">A Helpess Scrub draws a card</text:p>
      <text:p text:style-name="P2">A Helpess Scrub draws a card</text:p>
      <text:p text:style-name="P2">Wox2 [CZ] puts Grim Tutor into play from Library</text:p>
      <text:p text:style-name="P2">Wox2 [CZ] shuffles library</text:p>
      <text:p text:style-name="P2">A Helpess Scrub draws a card</text:p>
      <text:p text:style-name="P2">Wox2 [CZ] puts Grim Tutor into play from Library</text:p>
      <text:p text:style-name="P2">Wox2 [CZ] shuffles library</text:p>
      <text:p text:style-name="P2">Wox2 [CZ] puts Duress into play from Library</text:p>
      <text:p text:style-name="P2">Wox2 [CZ] shuffles library</text:p>
      <text:p text:style-name="P2">Wox2 [CZ] puts Mox Pearl into play from Library</text:p>
      <text:p text:style-name="P2">Wox2 [CZ] shuffles library</text:p>
      <text:p text:style-name="P2">Wox2 [CZ] puts Vampiric Tutor into play from Library</text:p>
      <text:p text:style-name="P2">Wox2 [CZ] shuffles library</text:p>
      <text:p text:style-name="P2">Wox2 [CZ] puts Imperial Seal into play from Library</text:p>
      <text:p text:style-name="P1">&lt;A Helpess Scrub&gt; lol</text:p>
      <text:p text:style-name="P2">Wox2 [CZ] shuffles library</text:p>
      <text:p text:style-name="P2">Wox2 [CZ] puts Dark Ritual into play from Library</text:p>
      <text:p text:style-name="P2">Wox2 [CZ] shuffles library</text:p>
      <text:p text:style-name="P1">&lt;A Helpess Scrub&gt; lol</text:p>
      <text:p text:style-name="P2">Wox2 [CZ] puts Mox Sapphire into play from Library</text:p>
      <text:p text:style-name="P2">Wox2 [CZ] shuffles library</text:p>
      <text:p text:style-name="P2">Wox2 [CZ] puts Tendrils of Agony into play from Library</text:p>
      <text:p text:style-name="P2">Wox2 [CZ] shuffles library</text:p>
      <text:p text:style-name="P2">Wox2 [CZ] puts Dark Ritual into play from Library</text:p>
      <text:p text:style-name="P1">&lt;A Helpess Scrub&gt; heh</text:p>
      <text:p text:style-name="P1">&lt;A Helpess Scrub&gt; there we are</text:p>
      <text:p text:style-name="P2">Wox2 [CZ] reveals a Demonic Tutor</text:p>
      <text:p text:style-name="P1">&lt;A Helpess Scrub&gt; :-(</text:p>
      <text:p text:style-name="P1">&lt;Wox2 [CZ]&gt; still demonic kills</text:p>
      <text:p text:style-name="P1">&lt;Wox2 [CZ]&gt; now I gtg</text:p>
      <text:p text:style-name="P1">&lt;A Helpess Scrub&gt; or tendrils heh</text:p>
      <text:p text:style-name="P1">&lt;A Helpess Scrub&gt; gg's</text:p>
      <text:p text:style-name="P1">&lt;Wox2 [CZ]&gt; true</text:p>
      <text:p text:style-name="P1">&lt;Wox2 [CZ]&gt; ggs</text:p>
      <text:p text:style-name="P1">&lt;A Helpess Scrub&gt; i'm thoroughly ownt lol</text:p>
      <text:p text:style-name="P3"><text:span text:style-name="T1">&lt;System&gt; Player Lo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5-03T21:52:45</meta:creation-date>
    <dc:date>2007-05-03T21:53:28</dc:date>
    <meta:editing-cycles>2</meta:editing-cycles>
    <meta:editing-duration>PT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7" meta:paragraph-count="870" meta:word-count="6162" meta:character-count="32456"/>
  </office:meta>
</office:document-meta>
</file>